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brynnaw Team name: gitpub Today's date: 10/12/2016</text:p>
      <text:h text:style-name="Heading_20_1" text:outline-level="1">What tools have you we worked with so far in this class?</text:h>
      <text:p text:style-name="First_20_paragraph">We have worked these tools: * GitHub * Cloud9 * Markdown * CSS * HTML</text:p>
      <text:h text:style-name="Heading_20_2" text:outline-level="2">Which have you found most potentially useful?</text:h>
      <text:p text:style-name="First_20_paragraph">I've found that knowledge of GitHub has been the most useful because it can incorporate into it usage of all the other tools mentioned before.</text:p>
      <text:h text:style-name="Heading_20_3" text:outline-level="3">Why?</text:h>
      <text:p text:style-name="First_20_paragraph">GitHub has the power to keep track of all the different versions of code that one could accumulate when working on a project.</text:p>
      <text:h text:style-name="Heading_20_1" text:outline-level="1">What tools have been the most difficult to learn?</text:h>
      <text:p text:style-name="First_20_paragraph">Keeping track of all of the different markup languages can be hard sometimes.</text:p>
      <text:h text:style-name="Heading_20_2" text:outline-level="2">Why have they been particularly difficult to learn and use?</text:h>
      <text:p text:style-name="First_20_paragraph">For instance, Markdown, HTML, and CSS all have similar functions but they are executed by different commands.</text:p>
      <text:h text:style-name="Heading_20_1" text:outline-level="1">What tools would you like to learn more about?</text:h>
      <text:p text:style-name="First_20_paragraph">I'd love to learn more about CSS to be able to add cool features to a website.</text:p>
      <text:p text:style-name="Horizontal_20_Line"/>
      <text:p text:style-name="First_20_paragraph"><text:span text:style-name="T3">When</text:span><text:span text:style-name="T4"> </text:span><text:span text:style-name="T5">you</text:span><text:span text:style-name="T6"> </text:span><text:span text:style-name="T7">are</text:span><text:span text:style-name="T8"> </text:span><text:span text:style-name="T9">finished</text:span><text:span text:style-name="T10"> </text:span><text:span text:style-name="T11">with</text:span><text:span text:style-name="T12"> </text:span><text:span text:style-name="T13">the</text:span><text:span text:style-name="T14"> </text:span><text:span text:style-name="T15">questions</text:span><text:span text:style-name="T16"> </text:span><text:span text:style-name="T17">in</text:span><text:span text:style-name="T18"> </text:span><text:span text:style-name="T19">file:</text:span></text:p>
      <text:list text:style-name="L2">
        <text:list-item>
          <text:p text:style-name="P2">I want you to change the name of the file to your GitHub username.</text:p>
        </text:list-item>
        <text:list-item>
          <text:p text:style-name="P2">You will then work as a group to convert the file to HTML, DOCX, and ODT formats, per the instructions in class.</text:p>
        </text:list-item>
        <text:list-item>
          <text:p text:style-name="P2">Then I want you to add, commit, and push your changes.</text:p>
        </text:list-item>
        <text:list-item>
          <text:p text:style-name="P2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